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F0000000202CC10DDB12EC5E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1" text:anchor-type="as-char" svg:width="17.59cm" svg:height="0.245cm" draw:z-index="0"><draw:image xlink:href="Pictures/10000000000008F0000000202CC10DDB12EC5E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Clear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Clear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1T09:54:01.767190056</meta:creation-date>
    <dc:date>2021-07-31T10:04:11.772038602</dc:date>
    <meta:editing-duration>PT10M10S</meta:editing-duration>
    <meta:editing-cycles>1</meta:editing-cycles>
    <meta:document-statistic meta:table-count="0" meta:image-count="1" meta:object-count="0" meta:page-count="1" meta:paragraph-count="1" meta:word-count="0" meta:character-count="0" meta:non-whitespace-character-count="0"/>
    <meta:generator>LibreOffice/7.1.4.2$Linux_X86_64 LibreOffice_project/10$Build-2</meta:generator>
  </office:meta>
</office:document-meta>
</file>